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M Mono 10" svg:font-family="'LM Mono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M Mono 10"/>
    </style:style>
    <style:style style:name="P2" style:family="paragraph" style:parent-style-name="Header">
      <style:paragraph-properties fo:text-align="start" style:justify-single-word="false"/>
      <style:text-properties style:font-name="LM Mono 10" fo:font-style="normal" officeooo:rsid="00060884" officeooo:paragraph-rsid="00060884" style:font-style-asian="normal" style:font-style-complex="normal"/>
    </style:style>
    <style:style style:name="P3" style:family="paragraph" style:parent-style-name="Text_20_body">
      <style:text-properties officeooo:paragraph-rsid="0008f22e"/>
    </style:style>
    <style:style style:name="P4" style:family="paragraph" style:parent-style-name="Text_20_body">
      <style:text-properties officeooo:rsid="000b4611" officeooo:paragraph-rsid="000b4611"/>
    </style:style>
    <style:style style:name="T1" style:family="text">
      <style:text-properties officeooo:rsid="0008f22e"/>
    </style:style>
    <style:style style:name="T2" style:family="text">
      <style:text-properties fo:font-variant="normal" fo:text-transform="none" fo:color="#ffffff" loext:opacity="100%" style:font-name="Google Sans" fo:font-size="1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ffffff" loext:opacity="100%" style:font-name="Google Sans" fo:font-size="15pt" fo:letter-spacing="normal" fo:language="en" fo:country="US" fo:font-style="normal" fo:font-weight="normal" officeooo:rsid="0008f22e" loext:padding="0cm" loext:border="none"/>
    </style:style>
    <style:style style:name="T4" style:family="text">
      <style:text-properties fo:language="en" fo:country="US" officeooo:rsid="0008f22e"/>
    </style:style>
    <style:style style:name="T5" style:family="text">
      <style:text-properties officeooo:rsid="0009e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[IAS Project] Ancri Carlo</text:p>
      <text:p text:style-name="P3"><text:span text:style-name="T1">Program behaviour</text:span></text:p>
      <text:p text:style-name="P3"><text:tab/><text:span text:style-name="T5">Functions</text:span></text:p>
      <text:p text:style-name="P3"><text:tab/><text:tab/><text:span text:style-name="T1">file_separator</text:span></text:p>
      <text:p text:style-name="P3"><text:tab/><text:tab/><text:span text:style-name="T1">extract</text:span><text:span text:style-name="T5">A</text:span><text:span text:style-name="T1">ll</text:span><text:span text:style-name="T5">F</text:span><text:span text:style-name="T1">eats</text:span></text:p>
      <text:p text:style-name="P3"><text:tab/><text:tab/><text:span text:style-name="T5">safe_normalize</text:span></text:p>
      <text:p text:style-name="P4">Algorithm applied</text:p>
      <text:p text:style-name="P4"><text:tab/>kNN</text:p>
      <text:p text:style-name="P4"><text:tab/>PCA</text:p>
      <text:p text:style-name="P4">Results</text:p>
      <text:p text:style-name="P4"><text:tab/>kNN</text:p>
      <text:p text:style-name="P4"><text:tab/>PC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M Mono 10" svg:font-family="'LM Mono 10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M Mono 10" fo:font-style="normal" officeooo:rsid="00060884" officeooo:paragraph-rsid="00060884" style:font-style-asian="normal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ncri Carlo<text:tab/>Informatica Musicale<text:tab/>A. S. 2024/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0T11:25:31.253178848</meta:creation-date>
    <dc:date>2025-03-23T10:28:48.978724856</dc:date>
    <meta:editing-duration>PT1H8M5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24" meta:character-count="189" meta:non-whitespace-character-count="167"/>
  </office:meta>
</office:document-meta>
</file>